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15D7D187B8.png" manifest:media-type="image/png"/>
  <manifest:file-entry manifest:full-path="Pictures/1000000100000264000000B49D68C7B9.png" manifest:media-type="image/png"/>
  <manifest:file-entry manifest:full-path="Pictures/10000001000001160000001510321743.png" manifest:media-type="image/png"/>
  <manifest:file-entry manifest:full-path="Pictures/10000001000000A3000000221B341B06.png" manifest:media-type="image/png"/>
  <manifest:file-entry manifest:full-path="Pictures/10000001000000D80000001FB9163988.png" manifest:media-type="image/png"/>
  <manifest:file-entry manifest:full-path="Pictures/10000001000000D80000001FB58175F5.png" manifest:media-type="image/png"/>
  <manifest:file-entry manifest:full-path="Pictures/10000001000000CC00000054123754E1.png" manifest:media-type="image/png"/>
  <manifest:file-entry manifest:full-path="Pictures/10000001000002700000009CE0BD50D4.png" manifest:media-type="image/png"/>
  <manifest:file-entry manifest:full-path="Pictures/100000010000014A00000015D1803975.png" manifest:media-type="image/png"/>
  <manifest:file-entry manifest:full-path="Pictures/100000010000015C00000029F05F18F1.png" manifest:media-type="image/png"/>
  <manifest:file-entry manifest:full-path="Pictures/100000010000015C00000026E2519D54.png" manifest:media-type="image/png"/>
  <manifest:file-entry manifest:full-path="Pictures/100000010000027800000038B0F0CA57.png" manifest:media-type="image/png"/>
  <manifest:file-entry manifest:full-path="Pictures/100000010000015C000000268C0B746C.png" manifest:media-type="image/png"/>
  <manifest:file-entry manifest:full-path="Pictures/100000010000015C00000026E10CC495.png" manifest:media-type="image/png"/>
  <manifest:file-entry manifest:full-path="Pictures/100000010000015C00000026ADE20214.png" manifest:media-type="image/png"/>
  <manifest:file-entry manifest:full-path="Pictures/1000000100000090000000547B050D14.png" manifest:media-type="image/png"/>
  <manifest:file-entry manifest:full-path="Pictures/100000010000015C00000026FDA88627.png" manifest:media-type="image/png"/>
  <manifest:file-entry manifest:full-path="Pictures/10000001000000E40000005482C61A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9" svg:stroke-width="0cm" svg:stroke-color="#b2b2b2" draw:stroke-linejoin="round" svg:stroke-linecap="round" draw:fill="solid" draw:fill-color="#eeeee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solid" svg:stroke-width="0cm" svg:stroke-color="#b2b2b2" draw:stroke-linejoin="round" svg:stroke-linecap="butt" draw:fill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eeee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-0.001cm" svg:y="0.141cm" svg:viewBox="0 0 20990 29704" draw:points="0,0 20990,0 20990,29704 0,29704">
          <text:p/>
        </draw:polygon>
        <draw:polygon draw:style-name="gr2" draw:text-style-name="P2" draw:layer="layout" svg:width="18.895cm" svg:height="0.638cm" svg:x="1.087cm" svg:y="3.625cm" svg:viewBox="0 0 18896 639" draw:points="9449,639 0,639 0,0 18896,0 18896,639">
          <text:p/>
        </draw:polygon>
        <draw:frame draw:style-name="gr3" draw:text-style-name="P3" draw:layer="layout" svg:width="4.309cm" svg:height="0.896cm" svg:x="2.555cm" svg:y="3.56cm">
          <draw:image xlink:href="Pictures/10000001000000A3000000221B341B06.png" xlink:type="simple" xlink:show="embed" xlink:actuate="onLoad" draw:mime-type="image/png">
            <text:p/>
          </draw:image>
        </draw:frame>
        <draw:frame draw:style-name="gr3" draw:text-style-name="P3" draw:layer="layout" svg:width="5.711cm" svg:height="0.816cm" svg:x="7.25cm" svg:y="3.585cm">
          <draw:image xlink:href="Pictures/10000001000000D80000001FB9163988.png" xlink:type="simple" xlink:show="embed" xlink:actuate="onLoad" draw:mime-type="image/png">
            <text:p/>
          </draw:image>
        </draw:frame>
        <draw:frame draw:style-name="gr3" draw:text-style-name="P3" draw:layer="layout" svg:width="5.928cm" svg:height="0.816cm" svg:x="12.383cm" svg:y="3.607cm">
          <draw:image xlink:href="Pictures/10000001000000D80000001FB58175F5.png" xlink:type="simple" xlink:show="embed" xlink:actuate="onLoad" draw:mime-type="image/png">
            <text:p/>
          </draw:image>
        </draw:frame>
        <draw:frame draw:style-name="gr3" draw:text-style-name="P3" draw:layer="layout" svg:width="9.204cm" svg:height="1.081cm" svg:x="5.85cm" svg:y="1.649cm">
          <draw:image xlink:href="Pictures/100000010000015C00000029F05F18F1.png" xlink:type="simple" xlink:show="embed" xlink:actuate="onLoad" draw:mime-type="image/png">
            <text:p/>
          </draw:image>
        </draw:frame>
        <draw:frame draw:style-name="gr3" draw:text-style-name="P3" draw:layer="layout" svg:width="9.204cm" svg:height="1.001cm" svg:x="5.85cm" svg:y="2.584cm">
          <draw:image xlink:href="Pictures/100000010000015C00000026E2519D54.png" xlink:type="simple" xlink:show="embed" xlink:actuate="onLoad" draw:mime-type="image/png">
            <text:p/>
          </draw:image>
        </draw:frame>
        <draw:line draw:style-name="gr4" draw:text-style-name="P3" draw:layer="layout" svg:x1="2.156cm" svg:y1="5.4cm" svg:x2="18.666cm" svg:y2="5.4cm">
          <text:p/>
        </draw:line>
        <draw:frame draw:style-name="gr3" draw:text-style-name="P3" draw:layer="layout" svg:width="9.204cm" svg:height="1.001cm" svg:x="5.214cm" svg:y="4.489cm">
          <draw:image xlink:href="Pictures/100000010000015C00000026ADE20214.png" xlink:type="simple" xlink:show="embed" xlink:actuate="onLoad" draw:mime-type="image/png">
            <text:p/>
          </draw:image>
        </draw:frame>
        <draw:line draw:style-name="gr4" draw:text-style-name="P3" draw:layer="layout" svg:x1="2.156cm" svg:y1="10.8cm" svg:x2="18.666cm" svg:y2="10.8cm">
          <text:p/>
        </draw:line>
        <draw:frame draw:style-name="gr3" draw:text-style-name="P3" draw:layer="layout" svg:width="16.718cm" svg:height="1.478cm" svg:x="2.146cm" svg:y="10.946cm">
          <draw:image xlink:href="Pictures/100000010000027800000038B0F0CA57.png" xlink:type="simple" xlink:show="embed" xlink:actuate="onLoad" draw:mime-type="image/png">
            <text:p/>
          </draw:image>
        </draw:frame>
        <draw:frame draw:style-name="gr3" draw:text-style-name="P3" draw:layer="layout" svg:width="9.204cm" svg:height="1.034cm" svg:x="4.579cm" svg:y="9.887cm">
          <draw:image xlink:href="Pictures/100000010000015C00000026E10CC495.png" xlink:type="simple" xlink:show="embed" xlink:actuate="onLoad" draw:mime-type="image/png">
            <text:p/>
          </draw:image>
        </draw:frame>
        <draw:line draw:style-name="gr4" draw:text-style-name="P3" draw:layer="layout" svg:x1="2.156cm" svg:y1="13.699cm" svg:x2="18.666cm" svg:y2="13.699cm">
          <text:p/>
        </draw:line>
        <draw:frame draw:style-name="gr3" draw:text-style-name="P3" draw:layer="layout" svg:width="3.806cm" svg:height="2.219cm" svg:x="2.04cm" svg:y="14.015cm">
          <draw:image xlink:href="Pictures/1000000100000090000000547B050D14.png" xlink:type="simple" xlink:show="embed" xlink:actuate="onLoad" draw:mime-type="image/png">
            <text:p/>
          </draw:image>
        </draw:frame>
        <draw:frame draw:style-name="gr3" draw:text-style-name="P3" draw:layer="layout" svg:width="5.394cm" svg:height="2.219cm" svg:x="6.802cm" svg:y="14.014cm">
          <draw:image xlink:href="Pictures/10000001000000CC00000054123754E1.png" xlink:type="simple" xlink:show="embed" xlink:actuate="onLoad" draw:mime-type="image/png">
            <text:p/>
          </draw:image>
        </draw:frame>
        <draw:frame draw:style-name="gr3" draw:text-style-name="P3" draw:layer="layout" svg:width="6.029cm" svg:height="2.219cm" svg:x="12.517cm" svg:y="14.015cm">
          <draw:image xlink:href="Pictures/10000001000000E40000005482C61A92.png" xlink:type="simple" xlink:show="embed" xlink:actuate="onLoad" draw:mime-type="image/png">
            <text:p/>
          </draw:image>
        </draw:frame>
        <draw:frame draw:style-name="gr3" draw:text-style-name="P3" draw:layer="layout" svg:width="9.204cm" svg:height="1.001cm" svg:x="4.55cm" svg:y="12.712cm">
          <draw:image xlink:href="Pictures/100000010000015C00000026FDA88627.png" xlink:type="simple" xlink:show="embed" xlink:actuate="onLoad" draw:mime-type="image/png">
            <text:p/>
          </draw:image>
        </draw:frame>
        <draw:line draw:style-name="gr4" draw:text-style-name="P3" draw:layer="layout" svg:x1="2.357cm" svg:y1="17.509cm" svg:x2="18.867cm" svg:y2="17.509cm">
          <text:p/>
        </draw:line>
        <draw:line draw:style-name="gr4" draw:text-style-name="P3" draw:layer="layout" svg:x1="2.156cm" svg:y1="13.699cm" svg:x2="18.666cm" svg:y2="13.699cm">
          <text:p/>
        </draw:line>
        <draw:frame draw:style-name="gr3" draw:text-style-name="P3" draw:layer="layout" svg:width="16.827cm" svg:height="4.124cm" svg:x="1.922cm" svg:y="5.478cm">
          <draw:image xlink:href="Pictures/10000001000002700000009CE0BD50D4.png" xlink:type="simple" xlink:show="embed" xlink:actuate="onLoad" draw:mime-type="image/png">
            <text:p/>
          </draw:image>
        </draw:frame>
        <draw:frame draw:style-name="gr3" draw:text-style-name="P3" draw:layer="layout" svg:width="9.204cm" svg:height="1.001cm" svg:x="5.07cm" svg:y="16.6cm">
          <draw:image xlink:href="Pictures/100000010000015C000000268C0B746C.png" xlink:type="simple" xlink:show="embed" xlink:actuate="onLoad" draw:mime-type="image/png">
            <text:p/>
          </draw:image>
        </draw:frame>
        <draw:frame draw:style-name="gr3" draw:text-style-name="P3" draw:layer="layout" svg:width="16.19cm" svg:height="4.76cm" svg:x="2.487cm" svg:y="17.938cm">
          <draw:image xlink:href="Pictures/1000000100000264000000B49D68C7B9.png" xlink:type="simple" xlink:show="embed" xlink:actuate="onLoad" draw:mime-type="image/png">
            <text:p/>
          </draw:image>
        </draw:frame>
        <draw:line draw:style-name="gr4" draw:text-style-name="P3" draw:layer="layout" svg:x1="2.357cm" svg:y1="27.309cm" svg:x2="18.867cm" svg:y2="27.309cm">
          <text:p/>
        </draw:line>
        <draw:frame draw:style-name="gr5" draw:text-style-name="P4" draw:layer="layout" svg:width="7.354cm" svg:height="0.555cm" svg:x="11.696cm" svg:y="26.75cm">
          <draw:image xlink:href="Pictures/10000001000001160000001510321743.png" xlink:type="simple" xlink:show="embed" xlink:actuate="onLoad" draw:mime-type="image/png">
            <text:p/>
          </draw:image>
        </draw:frame>
        <draw:frame draw:style-name="gr5" draw:text-style-name="P4" draw:layer="layout" svg:width="7.275cm" svg:height="0.555cm" svg:x="2.222cm" svg:y="26.75cm">
          <draw:image xlink:href="Pictures/100000010000011300000015D7D187B8.png" xlink:type="simple" xlink:show="embed" xlink:actuate="onLoad" draw:mime-type="image/png">
            <text:p/>
          </draw:image>
        </draw:frame>
        <draw:frame draw:style-name="gr5" draw:text-style-name="P4" draw:layer="layout" svg:width="8.73cm" svg:height="0.555cm" svg:x="6.51cm" svg:y="25.245cm">
          <draw:image xlink:href="Pictures/100000010000014A00000015D180397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9" draw:style="rect" draw:dots1="1" draw:dots1-length="0.026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3-05T15:24:50.562003249</meta:print-date>
    <meta:printed-by>PDF files</meta:printed-by>
    <dc:date>2025-03-05T15:25:02.022096182</dc:date>
    <meta:editing-duration>PT11S</meta:editing-duration>
    <meta:editing-cycles>1</meta:editing-cycles>
    <meta:document-statistic meta:object-count="27"/>
    <meta:generator>LibreOffice/24.8.4.2$Linux_X86_64 LibreOffice_project/480$Build-2</meta:generator>
  </office:meta>
</office:document-meta>
</file>